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cm" svg:height="3.9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7cm" svg:x="0.2cm" svg:y="0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4.3cm" svg:y="0.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1cm" svg:x="7.7cm" svg:y="1.8cm">
          <text:p text:style-name="P1">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cm" fo:page-height="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8T09:01:33</meta:creation-date>
    <dc:date>2011-03-08T09:28:05</dc:date>
    <dc:creator>Dimitar Asenov</dc:creator>
    <meta:editing-duration>PT00H25M15S</meta:editing-duration>
    <meta:editing-cycles>4</meta:editing-cycles>
    <meta:generator>OpenOffice.org/3.2$Unix OpenOffice.org_project/320m19$Build-9505</meta:generator>
    <meta:document-statistic meta:object-count="4"/>
  </office:meta>
</office:document-meta>
</file>